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098df5"/>
    </style:style>
    <style:style style:name="P3" style:family="paragraph" style:parent-style-name="Text_20_body">
      <style:text-properties officeooo:paragraph-rsid="00098df5"/>
    </style:style>
    <style:style style:name="P4" style:family="paragraph" style:parent-style-name="Text_20_body">
      <style:text-properties fo:font-weight="bold" officeooo:rsid="00098df5" officeooo:paragraph-rsid="00098df5" style:font-weight-asian="bold" style:font-weight-complex="bold"/>
    </style:style>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1">
      <style:paragraph-properties fo:margin-top="0in" fo:margin-bottom="0in" loext:contextual-spacing="false"/>
      <style:text-properties officeooo:paragraph-rsid="00098df5"/>
    </style:style>
    <style:style style:name="P7" style:family="paragraph" style:parent-style-name="Heading_20_2">
      <style:text-properties officeooo:paragraph-rsid="00098df5"/>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HW11 (25.04) - ML, Clustering, projects…</text:h>
      <text:p text:style-name="P3">1. Load the dataset from<text:a xlink:type="simple" xlink:href="https://courses.cs.ut.ee/2016/dm2016/spring/uploads/Main/Linear.xlsx" text:style-name="Internet_20_link" text:visited-style-name="Visited_20_Internet_20_Link">ere</text:a> (or <text:a xlink:type="simple" xlink:href="https://courses.cs.ut.ee/2016/dm2016/spring/uploads/Main/Linear.csv" text:style-name="Internet_20_link" text:visited-style-name="Visited_20_Internet_20_Link">csv version</text:a>). The data points belong to two classes - positives and negatives. Notice that two classes are not linearly separated in the original 2D feature space. However, by applying the "kernel trick" we can map the original feature space into a high dimensional one where the classes would be linearly separable. Try to come up with new feature(s) based on X and Y, such that the given points would be separable. (<text:a xlink:type="simple" xlink:href="http://i.imgur.com/WuxyO.png" text:style-name="Internet_20_link" text:visited-style-name="Visited_20_Internet_20_Link">Hint</text:a>) </text:p>
      <text:p text:style-name="P3">2. Load dataset from <text:a xlink:type="simple" xlink:href="https://courses.cs.ut.ee/2016/dm2016/spring/uploads/Main/Clustering.xlsx" text:style-name="Internet_20_link" text:visited-style-name="Visited_20_Internet_20_Link">this Excel file</text:a> (or <text:a xlink:type="simple" xlink:href="https://courses.cs.ut.ee/2016/dm2016/spring/uploads/Main/Clustering.csv" text:style-name="Internet_20_link" text:visited-style-name="Visited_20_Internet_20_Link">csv version</text:a>). Your task is to simulate hierarchical clustering: </text:p>
      <text:list xml:id="list568793024791243870" text:style-name="L1">
        <text:list-item>
          <text:p text:style-name="P6">Single link (min distance) clustering </text:p>
        </text:list-item>
        <text:list-item>
          <text:p text:style-name="P2">Complete link (max distance) clustering </text:p>
        </text:list-item>
      </text:list>
      <text:p text:style-name="P3">Use <text:span text:style-name="Strong_20_Emphasis">common sense</text:span>, no need to calculate ALL distances. Draw by hand to save time... </text:p>
      <text:p text:style-name="P4">Check The Image in Your Mobile.</text:p>
      <text:p text:style-name="P3">3. Use the same data, and use first 4 points as K cluster centers for K-means. Simulate the K-means (using Euclidean distance). Again, use common sense and approximate distances where needed. When in serious doubt, you can rely on more precise calculations.</text:p>
      <text:p text:style-name="P4">Check The Second Image in Your Mobile. Remember that you need to </text:p>
      <text:p text:style-name="P3">4. Form a team of one to four people. Select a project topic. Identify a data set and define the scope of the project. Add your project description as a single slide in this file - <text:a xlink:type="simple" xlink:href="https://docs.google.com/presentation/d/1ARpew6odg24QB4cnJ3wmr6qeAkNcajfVLxJn6mYu5Lk/edit" text:style-name="Internet_20_link" text:visited-style-name="Visited_20_Internet_20_Link">https://docs.google.com/presentation/d/1ARpew6odg24QB4cnJ3wmr6qeAkNcajfVLxJn6mYu5Lk/edit</text:a> </text:p>
      <text:p text:style-name="P3">5. Apply descriptive statistics techniques to describe your selected data set. </text:p>
      <text:p text:style-name="P3">If in 4 and 5 you do not have a team yet, use the opportunity to attract team members by making your data interesting in the practice ses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14:20:25.252854645</meta:creation-date>
    <dc:date>2016-04-20T14:34:18.805767485</dc:date>
    <meta:editing-duration>PT13M53S</meta:editing-duration>
    <meta:editing-cycles>2</meta:editing-cycles>
    <meta:generator>LibreOffice/5.0.5.2$Linux_X86_64 LibreOffice_project/00m0$Build-2</meta:generator>
    <meta:document-statistic meta:table-count="0" meta:image-count="0" meta:object-count="0" meta:page-count="1" meta:paragraph-count="12" meta:word-count="265" meta:character-count="1611" meta:non-whitespace-character-count="1351"/>
  </office:meta>
</office:document-meta>
</file>